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>Skipping the tree speech doesn't bring up the right div</text:p>
            </text:list-item>
          </text:list>
        </text:list-item>
        <text:list-item>
          <text:p text:style-name="P2">Kanedos</text:p>
        </text:list-item>
        <text:list-item>
          <text:p text:style-name="P2">Tyrianne</text:p>
          <text:list>
            <text:list-item>
              <text:p text:style-name="P3">Fix the ending of the jewelry interaction, isn't working for some reason</text:p>
            </text:list-item>
            <text:list-item>
              <text:p text:style-name="P3">The poor man is too big a clickable</text:p>
            </text:list-item>
          </text:list>
        </text:list-item>
        <text:list-item>
          <text:p text:style-name="P2">Kaprika</text:p>
          <text:list>
            <text:list-item>
              <text:p text:style-name="P3">The shop is broken.</text:p>
            </text:list-item>
            <text:list-item>
              <text:p text:style-name="P3">Make the conclude item event smoother</text:p>
            </text:list-item>
          </text:list>
        </text:list-item>
        <text:list-item>
          <text:p text:style-name="P2">AliNada</text:p>
          <text:list>
            <text:list-item>
              <text:p text:style-name="P3">MILO ignore button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If you click two conversation starting pres in a row, the text won't reset properly. Text has to finish writing before it'll let you do it properly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Fix the way the planets are set up, sometimes they'll show other planets when you click return</text:p>
            </text:list-item>
            <text:list-item>
              <text:p text:style-name="P3">the writetext function is resetting all game text, should only reset ele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06T20:09:01.75</dc:date>
    <meta:editing-duration>P3DT12H6M22S</meta:editing-duration>
    <meta:editing-cycles>19</meta:editing-cycles>
    <meta:generator>OpenOffice/4.1.1$Win32 OpenOffice.org_project/411m6$Build-9775</meta:generator>
    <meta:document-statistic meta:table-count="0" meta:image-count="0" meta:object-count="0" meta:page-count="1" meta:paragraph-count="19" meta:word-count="167" meta:character-count="887"/>
  </office:meta>
</office:document-meta>
</file>